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5.91pt"/>
    </style:style>
    <style:style style:name="co2" style:family="table-column">
      <style:table-column-properties fo:break-before="auto" style:column-width="53.21pt"/>
    </style:style>
    <style:style style:name="co3" style:family="table-column">
      <style:table-column-properties fo:break-before="auto" style:column-width="115.06pt"/>
    </style:style>
    <style:style style:name="co4" style:family="table-column">
      <style:table-column-properties fo:break-before="auto" style:column-width="51.59pt"/>
    </style:style>
    <style:style style:name="co5" style:family="table-column">
      <style:table-column-properties fo:break-before="auto" style:column-width="142.84pt"/>
    </style:style>
    <style:style style:name="co6" style:family="table-column">
      <style:table-column-properties fo:break-before="auto" style:column-width="31.69pt"/>
    </style:style>
    <style:style style:name="co7" style:family="table-column">
      <style:table-column-properties fo:break-before="auto" style:column-width="146.04pt"/>
    </style:style>
    <style:style style:name="co8" style:family="table-column">
      <style:table-column-properties fo:break-before="auto" style:column-width="64.29pt"/>
    </style:style>
    <style:style style:name="co9" style:family="table-column">
      <style:table-column-properties fo:break-before="auto" style:column-width="48.39pt"/>
    </style:style>
    <style:style style:name="co10" style:family="table-column">
      <style:table-column-properties fo:break-before="auto" style:column-width="80.16pt"/>
    </style:style>
    <style:style style:name="co11" style:family="table-column">
      <style:table-column-properties fo:break-before="auto" style:column-width="230.9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Mots_20_clés_20_Destination">
      <style:table-properties table:display="true" style:writing-mode="lr-tb"/>
    </style:style>
    <style:style style:name="ta2" style:family="table" style:master-page-name="PageStyle_5f_Mots_20_clés_20_Voyager">
      <style:table-properties table:display="true" style:writing-mode="lr-tb"/>
    </style:style>
    <style:style style:name="ta3" style:family="table" style:master-page-name="PageStyle_5f_Mots_20_clés_20_Agence_20_de_20_Voyage">
      <style:table-properties table:display="true" style:writing-mode="lr-tb"/>
    </style:style>
    <style:style style:name="ta4" style:family="table" style:master-page-name="PageStyle_5f_Concurrent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ots clés Destin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column table:style-name="co9" table:number-columns-repeated="12" table:default-cell-style-name="Default"/>
        <table:table-column table:style-name="co10" table:number-columns-repeated="998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Mots clés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" office:value-type="string" calcext:value-type="string">
            <text:p>Destination</text:p>
          </table:table-cell>
          <table:table-cell table:style-name="ce2"/>
          <table:table-cell/>
          <table:table-cell table:style-name="ce2"/>
          <table:table-cell/>
          <table:table-cell table:style-name="ce2" table:number-columns-repeated="7"/>
          <table:table-cell table:number-columns-repeated="1010"/>
        </table:table-row>
        <table:table-row table:style-name="ro1">
          <table:table-cell table:style-name="ce2"/>
          <table:table-cell/>
          <table:table-cell table:style-name="ce2" office:value-type="string" calcext:value-type="string">
            <text:p>Oslo</text:p>
          </table:table-cell>
          <table:table-cell table:style-name="ce2"/>
          <table:table-cell/>
          <table:table-cell table:style-name="ce2"/>
          <table:table-cell/>
          <table:table-cell table:style-name="ce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Zion</text:p>
          </table:table-cell>
          <table:table-cell table:style-name="ce2"/>
          <table:table-cell/>
          <table:table-cell table:style-name="ce2"/>
          <table:table-cell/>
          <table:table-cell table:style-name="ce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Reykjavik</text:p>
          </table:table-cell>
          <table:table-cell table:style-name="ce2"/>
          <table:table-cell/>
          <table:table-cell table:style-name="ce2"/>
          <table:table-cell/>
          <table:table-cell table:style-name="ce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Glasgow</text:p>
          </table:table-cell>
          <table:table-cell table:style-name="ce2"/>
          <table:table-cell/>
          <table:table-cell table:style-name="ce2"/>
          <table:table-cell/>
          <table:table-cell table:style-name="ce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Island capital reykjavik</text:p>
          </table:table-cell>
          <table:table-cell table:style-name="ce2"/>
          <table:table-cell/>
          <table:table-cell table:style-name="ce2"/>
          <table:table-cell/>
          <table:table-cell table:style-name="ce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amérique latine</text:p>
          </table:table-cell>
          <table:table-cell table:style-name="ce2"/>
          <table:table-cell/>
          <table:table-cell table:style-name="ce2"/>
          <table:table-cell/>
          <table:table-cell table:style-name="ce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pays pour voyager</text:p>
          </table:table-cell>
          <table:table-cell table:style-name="ce2"/>
          <table:table-cell/>
          <table:table-cell table:style-name="ce2"/>
          <table:table-cell/>
          <table:table-cell table:style-name="ce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<text:s/>Machu picchu pérou</text:p>
          </table:table-cell>
          <table:table-cell table:style-name="ce2"/>
          <table:table-cell/>
          <table:table-cell table:style-name="ce2"/>
          <table:table-cell/>
          <table:table-cell table:style-name="ce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voyage pérou</text:p>
          </table:table-cell>
          <table:table-cell table:style-name="ce2"/>
          <table:table-cell/>
          <table:table-cell table:style-name="ce2"/>
          <table:table-cell/>
          <table:table-cell table:style-name="ce2" table:number-columns-repeated="7"/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voyage la havane</text:p>
          </table:table-cell>
          <table:table-cell table:style-name="ce2"/>
          <table:table-cell/>
          <table:table-cell table:style-name="ce2" table:number-columns-repeated="9"/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voyage Etats-Unis</text:p>
          </table:table-cell>
          <table:table-cell table:style-name="ce2"/>
          <table:table-cell/>
          <table:table-cell table:style-name="ce2" table:number-columns-repeated="9"/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voyage Ecosse</text:p>
          </table:table-cell>
          <table:table-cell table:style-name="ce2"/>
          <table:table-cell/>
          <table:table-cell table:style-name="ce2" table:number-columns-repeated="9"/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voyage Islande</text:p>
          </table:table-cell>
          <table:table-cell table:style-name="ce2"/>
          <table:table-cell/>
          <table:table-cell table:style-name="ce2" table:number-columns-repeated="9"/>
          <table:table-cell table:number-columns-repeated="1010"/>
        </table:table-row>
        <table:table-row table:style-name="ro1" table:number-rows-repeated="4">
          <table:table-cell table:number-columns-repeated="2"/>
          <table:table-cell table:style-name="ce2" table:number-columns-repeated="2"/>
          <table:table-cell/>
          <table:table-cell table:style-name="ce2" table:number-columns-repeated="9"/>
          <table:table-cell table:number-columns-repeated="1010"/>
        </table:table-row>
        <table:table-row table:style-name="ro1" table:number-rows-repeated="97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ts clés Voyager" table:style-name="ta2">
        <table:table-column table:style-name="co10" table:number-columns-repeated="1024" table:default-cell-style-name="Default"/>
        <table:table-row table:style-name="ro2" table:number-rows-repeated="3">
          <table:table-cell table:number-columns-repeated="1024"/>
        </table:table-row>
        <table:table-row table:style-name="ro3">
          <table:table-cell table:style-name="ce1" office:value-type="string" calcext:value-type="string">
            <text:p>Mots clés</text:p>
          </table:table-cell>
          <table:table-cell table:number-columns-repeated="1023"/>
        </table:table-row>
        <table:table-row table:style-name="ro3">
          <table:table-cell table:number-columns-repeated="2"/>
          <table:table-cell table:style-name="ce3" office:value-type="string" calcext:value-type="string">
            <text:p>Voyag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" office:value-type="string" calcext:value-type="string">
            <text:p>voyag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" office:value-type="string" calcext:value-type="string">
            <text:p>voyage virtuel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" office:value-type="string" calcext:value-type="string">
            <text:p>voyageu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" office:value-type="string" calcext:value-type="string">
            <text:p>excursi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" office:value-type="string" calcext:value-type="string">
            <text:p>voyage atypiqu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" office:value-type="string" calcext:value-type="string">
            <text:p>voya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" office:value-type="string" calcext:value-type="string">
            <text:p>week-en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" office:value-type="string" calcext:value-type="string">
            <text:p>séjou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" office:value-type="string" calcext:value-type="string">
            <text:p>voya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" office:value-type="string" calcext:value-type="string">
            <text:p>voyage virtuel audio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" office:value-type="string" calcext:value-type="string">
            <text:p>voyage virtuel vidéo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" office:value-type="string" calcext:value-type="string">
            <text:p>décompress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" office:value-type="string" calcext:value-type="string">
            <text:p>globe-trotter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" office:value-type="string" calcext:value-type="string">
            <text:p>glaci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" office:value-type="string" calcext:value-type="string">
            <text:p>montagn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" office:value-type="string" calcext:value-type="string">
            <text:p>escapad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" office:value-type="string" calcext:value-type="string">
            <text:p>aventure insoli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4" office:value-type="string" calcext:value-type="string">
            <text:p>Périples culturel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4" office:value-type="string" calcext:value-type="string">
            <text:p>Voyageurs du Mond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4" office:value-type="string" calcext:value-type="string">
            <text:p>Cité des Voyageurs</text:p>
          </table:table-cell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ts clés Agence de Voyage" table:style-name="ta3">
        <table:table-column table:style-name="co10" table:number-columns-repeated="1024" table:default-cell-style-name="Default"/>
        <table:table-row table:style-name="ro2" table:number-rows-repeated="3">
          <table:table-cell table:number-columns-repeated="1024"/>
        </table:table-row>
        <table:table-row table:style-name="ro3">
          <table:table-cell table:style-name="ce1" office:value-type="string" calcext:value-type="string">
            <text:p>Mots clés</text:p>
          </table:table-cell>
          <table:table-cell table:number-columns-repeated="1023"/>
        </table:table-row>
        <table:table-row table:style-name="ro3">
          <table:table-cell table:number-columns-repeated="2"/>
          <table:table-cell table:style-name="ce3" office:value-type="string" calcext:value-type="string">
            <text:p>Agence de voya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" office:value-type="string" calcext:value-type="string">
            <text:p>offr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" office:value-type="string" calcext:value-type="string">
            <text:p>réservati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" office:value-type="string" calcext:value-type="string">
            <text:p>offre de voya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" office:value-type="string" calcext:value-type="string">
            <text:p>offre de réservati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" office:value-type="string" calcext:value-type="string">
            <text:p>offre découver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" office:value-type="string" calcext:value-type="string">
            <text:p>agence voyage autour de moi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" office:value-type="string" calcext:value-type="string">
            <text:p>voyage organisé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" office:value-type="string" calcext:value-type="string">
            <text:p>activité de voya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" office:value-type="string" calcext:value-type="string">
            <text:p>budget voyage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currents" table:style-name="ta4"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1021" table:default-cell-style-name="Default"/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5" office:value-type="string" calcext:value-type="string">
            <text:p>Concurrent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 calcext:value-type="string">
            <text:p>Nom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Agence Hagas Voyag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Voyageurs du Mond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Thomas Cook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Selectour - Ailleurs Voyag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Promovacanc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Ribeiro Voyag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Voyage Akaina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Bleu Voyag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 calcext:value-type="string">
            <text:p>Ailleurs Voyages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ots_20_clés_20_Destination" style:display-name="PageStyle_Mots clés Destinati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ots_20_clés_20_Voyager" style:display-name="PageStyle_Mots clés Voyag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ts_20_clés_20_Agence_20_de_20_Voyage" style:display-name="PageStyle_Mots clés Agence de Voyag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currents" style:display-name="PageStyle_Concurr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59" meta:object-count="0"/>
    <meta:generator>LibreOfficeDev/6.0.5.2$Linux_X86_64 LibreOffice_project/</meta:generator>
  </office:meta>
</office:document-meta>
</file>